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Endnote">
      <style:text-properties officeooo:rsid="000d128f" officeooo:paragraph-rsid="000d128f"/>
    </style:style>
    <style:style style:name="P2" style:family="paragraph" style:parent-style-name="Endnote">
      <style:text-properties officeooo:rsid="000d29c4" officeooo:paragraph-rsid="000d29c4"/>
    </style:style>
    <style:style style:name="P3" style:family="paragraph" style:parent-style-name="Endnote">
      <style:text-properties officeooo:rsid="000e6468" officeooo:paragraph-rsid="000e6468"/>
    </style:style>
    <style:style style:name="P4" style:family="paragraph" style:parent-style-name="Footnote">
      <style:text-properties officeooo:rsid="00101cbf" officeooo:paragraph-rsid="00101cbf"/>
    </style:style>
    <style:style style:name="P5" style:family="paragraph" style:parent-style-name="Footnote">
      <style:text-properties officeooo:rsid="0011032b" officeooo:paragraph-rsid="0011032b"/>
    </style:style>
    <style:style style:name="P6" style:family="paragraph" style:parent-style-name="Standard">
      <style:text-properties officeooo:paragraph-rsid="000b314b"/>
    </style:style>
    <style:style style:name="P7" style:family="paragraph" style:parent-style-name="Standard">
      <style:text-properties officeooo:paragraph-rsid="000d29c4"/>
    </style:style>
    <style:style style:name="P8" style:family="paragraph" style:parent-style-name="Standard">
      <style:text-properties officeooo:rsid="000e6468" officeooo:paragraph-rsid="000e6468"/>
    </style:style>
    <style:style style:name="P9" style:family="paragraph" style:parent-style-name="Standard">
      <style:text-properties officeooo:rsid="00101cbf" officeooo:paragraph-rsid="00101cbf"/>
    </style:style>
    <style:style style:name="P10" style:family="paragraph" style:parent-style-name="Standard" style:list-style-name="L2">
      <style:text-properties officeooo:rsid="00101cbf" officeooo:paragraph-rsid="00101cbf"/>
    </style:style>
    <style:style style:name="P11" style:family="paragraph" style:parent-style-name="Standard">
      <style:text-properties style:text-position="0% 100%" officeooo:rsid="00101cbf" officeooo:paragraph-rsid="00101cbf"/>
    </style:style>
    <style:style style:name="P12" style:family="paragraph" style:parent-style-name="Standard" style:list-style-name="L3">
      <style:text-properties style:text-position="0% 100%" officeooo:rsid="0011032b" officeooo:paragraph-rsid="0011032b"/>
    </style:style>
    <style:style style:name="P13" style:family="paragraph" style:parent-style-name="Standard" style:list-style-name="L3">
      <style:text-properties style:text-position="0% 100%" officeooo:rsid="0012050d" officeooo:paragraph-rsid="0012050d"/>
    </style:style>
    <style:style style:name="P14" style:family="paragraph" style:parent-style-name="Standard" style:list-style-name="L3">
      <style:text-properties officeooo:paragraph-rsid="0011032b"/>
    </style:style>
    <style:style style:name="T1" style:family="text">
      <style:text-properties officeooo:rsid="000b314b"/>
    </style:style>
    <style:style style:name="T2" style:family="text">
      <style:text-properties fo:font-style="italic"/>
    </style:style>
    <style:style style:name="T3" style:family="text">
      <style:text-properties officeooo:rsid="000d128f"/>
    </style:style>
    <style:style style:name="T4" style:family="text">
      <style:text-properties fo:color="#c9211e" loext:opacity="100%" officeooo:rsid="000d128f"/>
    </style:style>
    <style:style style:name="T5" style:family="text">
      <style:text-properties fo:color="#c9211e" loext:opacity="100%" officeooo:rsid="000b314b"/>
    </style:style>
    <style:style style:name="T6" style:family="text">
      <style:text-properties fo:color="#c9211e" loext:opacity="100%" style:text-position="super 58%" officeooo:rsid="000d29c4"/>
    </style:style>
    <style:style style:name="T7" style:family="text">
      <style:text-properties fo:color="#c9211e" loext:opacity="100%" style:text-position="super 58%" officeooo:rsid="000b314b"/>
    </style:style>
    <style:style style:name="T8" style:family="text">
      <style:text-properties fo:color="#c9211e" loext:opacity="100%" style:text-position="super 58%" officeooo:rsid="000d128f"/>
    </style:style>
    <style:style style:name="T9" style:family="text">
      <style:text-properties fo:color="#000000" loext:opacity="100%" officeooo:rsid="000d128f"/>
    </style:style>
    <style:style style:name="T10" style:family="text">
      <style:text-properties fo:color="#000000" loext:opacity="100%" officeooo:rsid="000d29c4"/>
    </style:style>
    <style:style style:name="T11" style:family="text">
      <style:text-properties fo:color="#000000" loext:opacity="100%" officeooo:rsid="000e6468"/>
    </style:style>
    <style:style style:name="T12" style:family="text">
      <style:text-properties fo:color="#ff0000" loext:opacity="100%" officeooo:rsid="000d128f"/>
    </style:style>
    <style:style style:name="T13" style:family="text">
      <style:text-properties fo:color="#ff0000" loext:opacity="100%" officeooo:rsid="000d29c4"/>
    </style:style>
    <style:style style:name="T14" style:family="text">
      <style:text-properties fo:color="#ff0000" loext:opacity="100%" style:text-position="super 58%" officeooo:rsid="000d29c4"/>
    </style:style>
    <style:style style:name="T15" style:family="text">
      <style:text-properties fo:color="#ff0000" loext:opacity="100%" style:text-position="super 58%" officeooo:rsid="000d128f"/>
    </style:style>
    <style:style style:name="T16" style:family="text">
      <style:text-properties officeooo:rsid="000d29c4"/>
    </style:style>
    <style:style style:name="T17" style:family="text">
      <style:text-properties style:use-window-font-color="true" loext:opacity="0%"/>
    </style:style>
    <style:style style:name="T18" style:family="text">
      <style:text-properties style:use-window-font-color="true" loext:opacity="0%" style:text-position="super 58%"/>
    </style:style>
    <style:style style:name="T19" style:family="text">
      <style:text-properties style:use-window-font-color="true" loext:opacity="0%" style:text-position="super 58%" style:text-underline-style="dotted" style:text-underline-width="auto" style:text-underline-color="font-color" officeooo:rsid="00101cbf"/>
    </style:style>
    <style:style style:name="T20" style:family="text">
      <style:text-properties style:use-window-font-color="true" loext:opacity="0%" style:text-position="0% 100%"/>
    </style:style>
    <style:style style:name="T21" style:family="text">
      <style:text-properties style:use-window-font-color="true" loext:opacity="0%" style:text-position="0% 100%" officeooo:rsid="000d29c4"/>
    </style:style>
    <style:style style:name="T22" style:family="text">
      <style:text-properties style:use-window-font-color="true" loext:opacity="0%" style:text-position="0% 100%" style:text-underline-style="dotted" style:text-underline-width="auto" style:text-underline-color="font-color"/>
    </style:style>
    <style:style style:name="T23" style:family="text">
      <style:text-properties style:use-window-font-color="true" loext:opacity="0%" style:text-position="0% 100%" officeooo:rsid="0011032b"/>
    </style:style>
    <style:style style:name="T24" style:family="text">
      <style:text-properties style:use-window-font-color="true" loext:opacity="0%" officeooo:rsid="001103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 mot « archéologie » vient du <text:a xlink:type="simple" xlink:href="https://fr.wikipedia.org/wiki/Grec_ancien" text:style-name="Internet_20_link" text:visited-style-name="Visited_20_Internet_20_Link">grec ancien</text:a> <text:span text:style-name="T2">archaiología </text:span>formé à partir des éléments <text:span text:style-name="T2">archaíos</text:span> « ancien », lui-même issu de <text:span text:style-name="T2">arkhê</text:span>, et <text:span text:style-name="T2">lógos</text:span> « mot, parole, discours, science ». Toutefois, c'est avant tout à l'étude de l'objet fabriqué par l'homme, donc à la technicité, que l'archéologue consacre son travail. </text:p>
      <text:p text:style-name="P6"/>
      <text:p text:style-name="P6">l'objectif <text:span text:style-name="T1">d’un archeologue</text:span><text:span text:style-name="T1"><text:note text:id="ftn5" text:note-class="endnote"><text:note-citation>i</text:note-citation><text:note-body><text:p text:style-name="P3">Specialiste d’archeologie</text:p></text:note-body></text:note></text:span><text:span text:style-name="T1"> </text:span>est d'étudier l'être humain à travers l'ensemble des vestiges matériels (<text:a xlink:type="simple" xlink:href="https://fr.wikipedia.org/wiki/Artéfact_(archéologie)" text:style-name="Internet_20_link" text:visited-style-name="Visited_20_Internet_20_Link">artéfacts</text:a> et <text:a xlink:type="simple" xlink:href="https://fr.wikipedia.org/w/index.php?title=Fait_archéologique&amp;action=edit&amp;redlink=1" text:style-name="Internet_20_link" text:visited-style-name="Visited_20_Internet_20_Link">faits archéologiques</text:a> <text:span text:style-name="T16">)</text:span> ayant subsisté au cours des siècles. </text:p>
      <text:p text:style-name="P6"/>
      <text:p text:style-name="P6"><text:span text:style-name="T1">Il deterre des </text:span><text:span text:style-name="T5">vestiges</text:span><text:span text:style-name="T6">[</text:span><text:span text:style-name="T7"><text:note text:id="ftn3" text:note-class="endnote"><text:note-citation>ii</text:note-citation><text:note-body><text:p text:style-name="P1">Marque de ce qui a disparu</text:p></text:note-body></text:note></text:span><text:span text:style-name="T6">]</text:span><text:span text:style-name="T5"> </text:span><text:span text:style-name="T6">[</text:span><text:span text:style-name="T7"><text:note text:id="ftn1" text:note-class="footnote"><text:note-citation>1</text:note-citation><text:note-body><text:p text:style-name="Footnote">nature variée : <text:a xlink:type="simple" xlink:href="https://fr.wikipedia.org/wiki/Outil" text:style-name="Internet_20_link" text:visited-style-name="Visited_20_Internet_20_Link">outils</text:a>, <text:a xlink:type="simple" xlink:href="https://fr.wikipedia.org/wiki/Os" text:style-name="Internet_20_link" text:visited-style-name="Visited_20_Internet_20_Link">ossements</text:a>, <text:a xlink:type="simple" xlink:href="https://fr.wikipedia.org/wiki/Poterie" text:style-name="Internet_20_link" text:visited-style-name="Visited_20_Internet_20_Link">poteries</text:a>, <text:a xlink:type="simple" xlink:href="https://fr.wikipedia.org/wiki/Arme" text:style-name="Internet_20_link" text:visited-style-name="Visited_20_Internet_20_Link">armes</text:a>, <text:a xlink:type="simple" xlink:href="https://fr.wikipedia.org/wiki/Pièce_de_monnaie" text:style-name="Internet_20_link" text:visited-style-name="Visited_20_Internet_20_Link">pièces de monnaie</text:a>, <text:a xlink:type="simple" xlink:href="https://fr.wikipedia.org/wiki/Bijou" text:style-name="Internet_20_link" text:visited-style-name="Visited_20_Internet_20_Link">bijoux</text:a>, <text:a xlink:type="simple" xlink:href="https://fr.wikipedia.org/wiki/Vêtement" text:style-name="Internet_20_link" text:visited-style-name="Visited_20_Internet_20_Link">vêtements</text:a>, empreintes, traces, <text:a xlink:type="simple" xlink:href="https://fr.wikipedia.org/wiki/Peinture_(matière)" text:style-name="Internet_20_link" text:visited-style-name="Visited_20_Internet_20_Link">peintures</text:a>, <text:a xlink:type="simple" xlink:href="https://fr.wikipedia.org/wiki/Bâtiment_(construction)" text:style-name="Internet_20_link" text:visited-style-name="Visited_20_Internet_20_Link">bâtiments</text:a>, infrastructures, etc. </text:p></text:note-body></text:note></text:span><text:span text:style-name="T6">]</text:span><text:span text:style-name="T1"> puis les analyse en laboratoire </text:span><text:span text:style-name="T3">pour otenir des informations et reconstituer à partir des </text:span><text:span text:style-name="T4">artefacts</text:span><text:span text:style-name="T6">[</text:span><text:span text:style-name="T8"><text:note text:id="ftn2" text:note-class="endnote"><text:note-citation>iii</text:note-citation><text:note-body><text:p text:style-name="P2">Phenomene d’origine artificielle rencontre lors d’une observation</text:p></text:note-body></text:note></text:span><text:span text:style-name="T6">]</text:span><text:span text:style-name="T3"> et </text:span><text:span text:style-name="T4">ecofacts liés à <text:s/>une même periode, region, ou civilisation </text:span><text:span text:style-name="T9">des </text:span><text:span text:style-name="T12">cultures </text:span><text:span text:style-name="T4">archeologiques </text:span><text:span text:style-name="T14">[</text:span><text:span text:style-name="T15"><text:note text:id="ftn0" text:note-class="footnote"><text:note-citation>2</text:note-citation><text:note-body><text:p text:style-name="Footnote">Cette culture matérielle est avant tout un concept basé sur l'assemblage de vestiges retrouvés dans des espaces et dans des chronologies contingentes, sur un même site, ou dans une même région, par exemple. </text:p></text:note-body></text:note></text:span><text:span text:style-name="T14">]</text:span><text:span text:style-name="T9"> .On peut alors </text:span><text:span text:style-name="T11">nommer</text:span><text:span text:style-name="T9">, pour désigner un ensemble cohérent, </text:span><text:span text:style-name="T11">ceci ainsi</text:span><text:span text:style-name="T9">. </text:span></text:p>
      <text:p text:style-name="P7"><text:span text:style-name="T9">I</text:span><text:span text:style-name="T10">l peut egalement analyser les </text:span><text:span text:style-name="T13">strates</text:span><text:span text:style-name="T14">[</text:span><text:span text:style-name="T14"><text:note text:id="ftn4" text:note-class="endnote"><text:note-citation>iv</text:note-citation><text:note-body><text:p text:style-name="P2">Couche geologique d’un terrain stratifié</text:p></text:note-body></text:note></text:span><text:span text:style-name="T14">]</text:span><text:span text:style-name="T21">.</text:span></text:p>
      <text:p text:style-name="P7"><text:span text:style-name="T21"/></text:p>
      <text:p text:style-name="P8"><text:span text:style-name="T21">E</text:span><text:span text:style-name="T20">n laboratoire, les archeologues doivent dans un premier temps, nettoyer les artefacts a l’eau, le plus souvent à l’aide d’une brosse à dents. Ensuite, ils peuvent utiliser diverses méthodes pour tirer des informations des vestiges.</text:span></text:p>
      <text:p text:style-name="P8"><text:span text:style-name="T20"/></text:p>
      <text:p text:style-name="P8"><text:span text:style-name="T22">Toute information concernant un artefact</text:span><text:span text:style-name="T19">[</text:span><text:span text:style-name="T19"><text:note text:id="ftn6" text:note-class="footnote"><text:note-citation>3</text:note-citation><text:note-body><text:p text:style-name="P4">Position, placement, ect ...</text:p></text:note-body></text:note></text:span><text:span text:style-name="T19">]</text:span><text:span text:style-name="T20"> dans sur le site de fouille est precisement enregistrée.</text:span></text:p>
      <text:p text:style-name="P8"><text:span text:style-name="T20"/></text:p>
      <text:p text:style-name="P9"><text:span text:style-name="T20">Les archeologues peuvent avoir différentes spécialités :</text:span></text:p>
      <text:list xml:id="list3076184813" text:style-name="L2">
        <text:list-item>
          <text:p text:style-name="P10"><text:span text:style-name="T20">anthropologue</text:span></text:p>
        </text:list-item>
        <text:list-item>
          <text:p text:style-name="P10"><text:span text:style-name="T20">céramologue</text:span></text:p>
        </text:list-item>
        <text:list-item>
          <text:p text:style-name="P10"><text:span text:style-name="T20">carpologues</text:span></text:p>
        </text:list-item>
        <text:list-item>
          <text:p text:style-name="P10"><text:span text:style-name="T20">geoarcheologues</text:span></text:p>
        </text:list-item>
        <text:list-item>
          <text:p text:style-name="P10"><text:span text:style-name="T20">… </text:span><text:span text:style-name="T18">[</text:span><text:span text:style-name="T18"><text:note text:id="ftn7" text:note-class="footnote"><text:note-citation>4</text:note-citation><text:note-body><text:p text:style-name="P4">Voire site section textes pour une liste plus détaillée des « méthodes liées à l’archeologie »</text:p></text:note-body></text:note></text:span><text:span text:style-name="T18">]</text:span></text:p>
        </text:list-item>
      </text:list>
      <text:p text:style-name="P9"><text:span text:style-name="T18"/></text:p>
      <text:p text:style-name="P11"><text:span text:style-name="T17">Les archeologues utilisent diverses méthodes pour </text:span><text:span text:style-name="T24">en savoir plus sur le passé :</text:span></text:p>
      <text:list xml:id="list1397176520" text:style-name="L3">
        <text:list-item>
          <text:p text:style-name="P12"><text:span text:style-name="T17">Des études de terrain</text:span></text:p>
          <text:list>
            <text:list-item>
              <text:p text:style-name="P12"><text:span text:style-name="T17">Prospection</text:span></text:p>
            </text:list-item>
            <text:list-item>
              <text:p text:style-name="P12"><text:span text:style-name="T17">Fouille</text:span></text:p>
            </text:list-item>
          </text:list>
        </text:list-item>
        <text:list-item>
          <text:p text:style-name="P12"><text:span text:style-name="T17">Des études de matériel</text:span><text:span text:style-name="T18">[</text:span><text:span text:style-name="T18"><text:note text:id="ftn8" text:note-class="footnote"><text:note-citation>5</text:note-citation><text:note-body><text:p text:style-name="P5">S’intéresse aux objets trouvés dans le sol</text:p></text:note-body></text:note></text:span><text:span text:style-name="T18">]</text:span></text:p>
          <text:list>
            <text:list-item>
              <text:list>
                <text:list-item>
                  <text:p text:style-name="P12"><text:span text:style-name="T17">céramique</text:span></text:p>
                </text:list-item>
                <text:list-item>
                  <text:p text:style-name="P12"><text:span text:style-name="T17">amphores</text:span></text:p>
                </text:list-item>
                <text:list-item>
                  <text:p text:style-name="P12"><text:span text:style-name="T17">monnaie</text:span></text:p>
                </text:list-item>
              </text:list>
            </text:list-item>
          </text:list>
        </text:list-item>
        <text:list-item>
          <text:p text:style-name="P14"><text:span text:style-name="T23">Des méthodes de datation</text:span></text:p>
          <text:list>
            <text:list-item>
              <text:p text:style-name="P12"><text:span text:style-name="T17">relative</text:span></text:p>
              <text:list>
                <text:list-item>
                  <text:p text:style-name="P12"><text:span text:style-name="T17">stratigraphie</text:span></text:p>
                </text:list-item>
              </text:list>
            </text:list-item>
            <text:list-item>
              <text:p text:style-name="P12"><text:span text:style-name="T17">absolues</text:span></text:p>
              <text:list>
                <text:list-item>
                  <text:p text:style-name="P12"><text:span text:style-name="T17">carbone 14</text:span></text:p>
                </text:list-item>
                <text:list-item>
                  <text:p text:style-name="P12"><text:span text:style-name="T17">thermolumiescence</text:span></text:p>
                </text:list-item>
              </text:list>
            </text:list-item>
          </text:list>
        </text:list-item>
        <text:list-item>
          <text:p text:style-name="P12"><text:span text:style-name="T17">Méthodes liées</text:span></text:p>
          <text:list>
            <text:list-item>
              <text:list>
                <text:list-item>
                  <text:p text:style-name="P13">archeochimie</text:p>
                </text:list-item>
                <text:list-item>
                  <text:p text:style-name="P13">archeometrie</text:p>
                </text:list-item>
                <text:list-item>
                  <text:p text:style-name="P13">sedimentologie</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22T16:05:07.164000000</meta:creation-date>
    <dc:date>2025-04-23T12:58:51.367000000</dc:date>
    <meta:editing-duration>PT19H49M38S</meta:editing-duration>
    <meta:editing-cycles>1</meta:editing-cycles>
    <meta:document-statistic meta:table-count="0" meta:image-count="0" meta:object-count="0" meta:page-count="2" meta:paragraph-count="39" meta:word-count="349" meta:character-count="2272" meta:non-whitespace-character-count="1978"/>
    <meta:generator>LibreOffice/7.2.6.2$Windows_X86_64 LibreOffice_project/b0ec3a565991f7569a5a7f5d24fed7f52653d754</meta:generator>
  </office:meta>
</office:document-meta>
</file>